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style:keep-together="true"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style:keep-together="true"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25in" table:align="margins" style:may-break-between-rows="false"/>
    </style:style>
    <style:style style:name="DialogueActs.A" style:family="table-column">
      <style:table-column-properties style:column-width="3.4625in" style:rel-column-width="32767*"/>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fo:font-size="11pt" style:font-size-asian="11pt" style:font-size-complex="11pt"/>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6" style:family="paragraph" style:parent-style-name="Heading_20_1">
      <style:paragraph-properties fo:break-before="page"/>
    </style:style>
    <style:style style:name="P7" style:family="paragraph" style:parent-style-name="Text_20_body">
      <style:text-properties style:font-name="Liberation Serif"/>
    </style:style>
    <style:style style:name="P8" style:family="paragraph" style:parent-style-name="Table_20_Contents">
      <style:paragraph-properties fo:text-align="start" style:justify-single-word="false"/>
      <style:text-properties style:font-name="Liberation Serif"/>
    </style:style>
    <style:style style:name="P9" style:family="paragraph" style:parent-style-name="Table_20_Heading">
      <style:paragraph-properties fo:text-align="start" style:justify-single-word="false"/>
      <style:text-properties style:font-name="Liberation Serif"/>
    </style:style>
    <style:style style:name="P10" style:family="paragraph" style:parent-style-name="Standard">
      <style:paragraph-properties fo:text-align="start" style:justify-single-word="false"/>
      <style:text-properties style:font-name="Liberation Serif"/>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in" fo:margin-right="0in" fo:text-indent="0in" style:auto-text-indent="false"/>
    </style:style>
    <style:style style:name="T1" style:family="text">
      <style:text-properties fo:font-size="10.5pt" style:font-size-asian="10.5pt" style:font-size-complex="10.5pt"/>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FAL Dialogue act scheme</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h text:style-name="Heading_20_1" text:outline-level="1">Definition of dialogue acts</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1"><text:tab/><text:span text:style-name="T1">DA <text:tab/>= (DAI)+ </text:span></text:p>
      <text:p text:style-name="P2"><text:tab/>DAI <text:tab/>= (DAT, SN, SV) </text:p>
      <text:p text:style-name="P2"><text:tab/><text:span text:style-name="T3">DAT <text:tab/>= (ack, affirm, apology, bye, confirm, deny , hangup, hello, <text:tab/><text:tab/><text:tab/><text:tab/><text:tab/>help, inform, negate , null, repeat, reqalts, reqmore, <text:tab/><text:tab/><text:tab/><text:tab/><text:tab/>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slot level. </text:p>
      <text:p text:style-name="Standard"/>
      <text:p text:style-name="Standard">The following explains each dialogue act type:</text:p>
      <text:p text:style-name="Standard"/>
      <text:p text:style-name="P5">ack<text:tab/><text:tab/>- "Ok" - back channel </text:p>
      <text:p text:style-name="P5">affirm <text:tab/>- simple "Yes" </text:p>
      <text:p text:style-name="P5">apology<text:tab/>- apology for misunderstanding </text:p>
      <text:p text:style-name="P5">bye<text:tab/><text:tab/>- end of a dialogue – simple "Goodbye" </text:p>
      <text:p text:style-name="P5">confirm<text:tab/>- user tries to confirm some information</text:p>
      <text:p text:style-name="P5">deny <text:tab/><text:tab/>- user denies some information</text:p>
      <text:p text:style-name="P5">hangup<text:tab/>- the user hangs up</text:p>
      <text:p text:style-name="P5">hello <text:tab/>- start of a dialogue – simple "Hi" </text:p>
      <text:p text:style-name="P5"><text:soft-page-break/>help<text:tab/><text:tab/>- request for help</text:p>
      <text:p text:style-name="P5">inform<text:tab/>- user provide some information or constraint</text:p>
      <text:p text:style-name="P5">negate <text:tab/>- simple "No" </text:p>
      <text:p text:style-name="P5">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5">repeat <text:tab/>- request to repeat the last utterance</text:p>
      <text:p text:style-name="P5">reqalts <text:tab/>- ask for alternatives </text:p>
      <text:p text:style-name="P5">reqmore <text:tab/>- ask for more details </text:p>
      <text:p text:style-name="P5">request<text:tab/>- user requests some information</text:p>
      <text:p text:style-name="P5">restart <text:tab/>- request to restart</text:p>
      <text:p text:style-name="P5">select<text:tab/>- user or the system wants the other party to select between <text:tab/><text:tab/><text:tab/>two values for one slot</text:p>
      <text:p text:style-name="P5">thankyou<text:tab/>- simply thank you </text:p>
      <text:p text:style-name="P11"/>
      <text:p text:style-name="P12">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2"/>
      <text:p text:style-name="P12">NOTE: Please note that all slot values are always placed in quotes “”.</text:p>
      <text:h text:style-name="Heading_20_1" text:outline-level="1">Dialogue act examples</text:h>
      <text:p text:style-name="Standard">This section presents examples of dialogue acts:</text:p>
      <text:p text:style-name="Standard"/>
      <text:p text:style-name="P5">ack() <text:tab/><text:tab/><text:tab/><text:tab/>'ok give me that one'</text:p>
      <text:p text:style-name="P5"><text:tab/><text:tab/><text:tab/><text:tab/><text:tab/>'ok great'</text:p>
      <text:p text:style-name="P5"/>
      <text:p text:style-name="P5">affirm() <text:tab/><text:tab/><text:tab/><text:tab/>'correct', </text:p>
      <text:p text:style-name="P5"><text:tab/><text:tab/><text:tab/><text:tab/><text:tab/>'erm yeah'</text:p>
      <text:p text:style-name="P5"/>
      <text:p text:style-name="P5">appology()<text:tab/><text:tab/><text:tab/><text:tab/>'sorry'</text:p>
      <text:p text:style-name="P5"><text:tab/><text:tab/><text:tab/><text:tab/><text:tab/>'sorry I did not get that'</text:p>
      <text:p text:style-name="P5"/>
      <text:p text:style-name="P5">bye() <text:tab/><text:tab/><text:tab/><text:tab/>'allright bye'</text:p>
      <text:p text:style-name="P5"><text:tab/><text:tab/><text:tab/><text:tab/><text:tab/>'allright then bye'</text:p>
      <text:p text:style-name="P5"/>
      <text:p text:style-name="P5">confirm(addr="main square")<text:tab/>'erm is that near the central the main <text:tab/><text:tab/><text:tab/><text:tab/><text:tab/><text:tab/><text:tab/>square'</text:p>
      <text:p text:style-name="P5"><text:tab/><text:tab/><text:tab/><text:tab/><text:tab/>'is it on main square'</text:p>
      <text:p text:style-name="P5"/>
      <text:p text:style-name="P5">deny(name="youth hostel") <text:tab/>'not the youth hostel'</text:p>
      <text:p text:style-name="P5">deny(near="cinema") <text:tab/><text:tab/>'ok it doesn't have to be near the cinema'</text:p>
      <text:p text:style-name="P5"/>
      <text:p text:style-name="P5">hello() <text:tab/><text:tab/><text:tab/><text:tab/>'hello', </text:p>
      <text:p text:style-name="P5"><text:soft-page-break/><text:tab/><text:tab/><text:tab/><text:tab/><text:tab/>'hi', </text:p>
      <text:p text:style-name="P5"><text:tab/><text:tab/><text:tab/><text:tab/><text:tab/>'hiya please'</text:p>
      <text:p text:style-name="P5"/>
      <text:p text:style-name="P5">help() <text:tab/><text:tab/><text:tab/><text:tab/>'can you help me'</text:p>
      <text:p text:style-name="P5"/>
      <text:p text:style-name="P5">inform(="main square") <text:tab/>'main square'</text:p>
      <text:p text:style-name="P5"/>
      <text:p text:style-name="P5">inform(addr="dontcare") <text:tab/>'i don't mind the address'</text:p>
      <text:p text:style-name="P5"/>
      <text:p text:style-name="P5">inform(food="chinese") <text:tab/>'chinese'</text:p>
      <text:p text:style-name="P5"><text:tab/><text:tab/><text:tab/><text:tab/><text:tab/>'chinese food'</text:p>
      <text:p text:style-name="P5"><text:tab/><text:tab/><text:tab/><text:tab/><text:tab/>'do you have a chinese food'</text:p>
      <text:p text:style-name="P5"/>
      <text:p text:style-name="P5">negate() <text:tab/><text:tab/><text:tab/><text:tab/>"erm erm no i didn't say anything"</text:p>
      <text:p text:style-name="P5"><text:tab/><text:tab/><text:tab/><text:tab/><text:tab/>'neither'</text:p>
      <text:p text:style-name="P5"><text:tab/><text:tab/><text:tab/><text:tab/><text:tab/>'no'</text:p>
      <text:p text:style-name="P5"/>
      <text:p text:style-name="P5">null()<text:tab/><text:tab/><text:tab/><text:tab/>'' - empty sentence</text:p>
      <text:p text:style-name="P5"><text:tab/><text:tab/><text:tab/><text:tab/><text:tab/>'abraka dabra' - somthing not interpretable</text:p>
      <text:p text:style-name="P5"/>
      <text:p text:style-name="P5">repeat() <text:tab/><text:tab/><text:tab/><text:tab/>'can you repeat'</text:p>
      <text:p text:style-name="P5"><text:tab/><text:tab/><text:tab/><text:tab/><text:tab/>'could you repeat that'</text:p>
      <text:p text:style-name="P5"><text:tab/><text:tab/><text:tab/><text:tab/><text:tab/>'could you repeat that please'</text:p>
      <text:p text:style-name="P5"/>
      <text:p text:style-name="P5">reqalts() <text:tab/><text:tab/><text:tab/><text:tab/>'and anything else'</text:p>
      <text:p text:style-name="P5"><text:tab/><text:tab/><text:tab/><text:tab/><text:tab/>'are there any other options'</text:p>
      <text:p text:style-name="P5"><text:tab/><text:tab/><text:tab/><text:tab/><text:tab/>'are there any others' </text:p>
      <text:p text:style-name="P5"/>
      <text:p text:style-name="P5">reqmore() <text:tab/><text:tab/><text:tab/><text:tab/>'can you give me more dtails'</text:p>
      <text:p text:style-name="P5"/>
      <text:p text:style-name="P5">request(food) <text:tab/><text:tab/><text:tab/>'do you know what food it serves'</text:p>
      <text:p text:style-name="P5"><text:tab/><text:tab/><text:tab/><text:tab/><text:tab/>'what food does it serve'</text:p>
      <text:p text:style-name="P5"/>
      <text:p text:style-name="P5">request(music) <text:tab/><text:tab/><text:tab/>'and what sort of music would it play'</text:p>
      <text:p text:style-name="P5"><text:tab/><text:tab/><text:tab/><text:tab/><text:tab/>'and what type of music do they play in these <text:tab/><text:tab/><text:tab/><text:tab/><text:tab/>bars'</text:p>
      <text:p text:style-name="P5"/>
      <text:p text:style-name="P5">restart() <text:tab/><text:tab/><text:tab/><text:tab/>'can we start again please'</text:p>
      <text:p text:style-name="P5"><text:tab/><text:tab/><text:tab/><text:tab/><text:tab/>'could we start again'</text:p>
      <text:p text:style-name="P5"/>
      <text:p text:style-name="P5">select(food=”Chinese”,<text:tab/><text:tab/>'do you want Chines or Italian food'</text:p>
      <text:p text:style-name="P5">food=”Italian”) </text:p>
      <text:p text:style-name="P5"/>
      <text:p text:style-name="P5">thankyou() <text:tab/><text:tab/><text:tab/><text:tab/>"allright thank you then i'll have to look <text:tab/><text:tab/><text:tab/><text:tab/><text:tab/><text:tab/>somewhere else"</text:p>
      <text:p text:style-name="P5"><text:tab/><text:tab/><text:tab/><text:tab/><text:tab/>'erm great thank you'</text:p>
      <text:p text:style-name="P5"/>
      <text:p text:style-name="P2"/>
      <text:p text:style-name="Standard">There are examples of dialogue acts composed of several DAIs:</text:p>
      <text:p text:style-name="Standard"/>
      <text:p text:style-name="P5">reqalts()&amp;thankyou() <text:tab/><text:tab/>'no thank you somewhere else please']</text:p>
      <text:p text:style-name="P5"/>
      <text:p text:style-name="P5">request(price)&amp;thankyou() <text:tab/>'thank you and how much does it cost',</text:p>
      <text:p text:style-name="P5"><text:soft-page-break/><text:tab/><text:tab/><text:tab/><text:tab/><text:tab/>'thank you could you tell me the cost', </text:p>
      <text:p text:style-name="P5"/>
      <text:p text:style-name="P5">affirm()&amp;inform(area="south")&amp;inform(music="jazz")&amp;inform(type="bar") &amp;request(name)</text:p>
      <text:p text:style-name="P5">"yes i'd like to know the name of the bar in the south part of town that plays jazz music", </text:p>
      <text:p text:style-name="P5">'yes please can you give me the name of the bar in the south part of town 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B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7" office:value-type="string">
            <text:p text:style-name="P4">User</text:p>
          </table:table-cell>
          <table:table-cell table:style-name="Table1.B7" office:value-type="string">
            <text:p text:style-name="P4">Hi, I am looking for a restaurant.</text:p>
          </table:table-cell>
          <table:table-cell table:style-name="Table1.C7" office:value-type="string">
            <text:p text:style-name="P4">inform(venue=”restaurant”)</text:p>
          </table:table-cell>
        </table:table-row>
        <table:table-row table:style-name="Table1.2">
          <table:table-cell table:style-name="Table1.A7" office:value-type="string">
            <text:p text:style-name="P4">System</text:p>
          </table:table-cell>
          <table:table-cell table:style-name="Table1.B7" office:value-type="string">
            <text:p text:style-name="P4">What type of food would you like?</text:p>
          </table:table-cell>
          <table:table-cell table:style-name="Table1.C7" office:value-type="string">
            <text:p text:style-name="P4">request(food)</text:p>
          </table:table-cell>
        </table:table-row>
        <table:table-row table:style-name="Table1.2">
          <table:table-cell table:style-name="Table1.A7" office:value-type="string">
            <text:p text:style-name="P4">User</text:p>
          </table:table-cell>
          <table:table-cell table:style-name="Table1.B7" office:value-type="string">
            <text:p text:style-name="P4">I want Italian.</text:p>
          </table:table-cell>
          <table:table-cell table:style-name="Table1.C7" office:value-type="string">
            <text:p text:style-name="P4">inform(food=”Italian”)</text:p>
          </table:table-cell>
        </table:table-row>
        <table:table-row table:style-name="Table1.2">
          <table:table-cell table:style-name="Table1.A7" office:value-type="string">
            <text:p text:style-name="P4">System</text:p>
          </table:table-cell>
          <table:table-cell table:style-name="Table1.B7" office:value-type="string">
            <text:p text:style-name="P4">Did you say Italian</text:p>
          </table:table-cell>
          <table:table-cell table:style-name="Table1.C7" office:value-type="string">
            <text:p text:style-name="P4">confirm(food=”Italian”)</text:p>
          </table:table-cell>
        </table:table-row>
        <table:table-row table:style-name="Table1.2">
          <table:table-cell table:style-name="Table1.A7" office:value-type="string">
            <text:p text:style-name="P4">User</text:p>
          </table:table-cell>
          <table:table-cell table:style-name="Table1.B7" office:value-type="string">
            <text:p text:style-name="P4">Yes</text:p>
          </table:table-cell>
          <table:table-cell table:style-name="Table1.C7" office:value-type="string">
            <text:p text:style-name="P4">affirm()</text:p>
          </table:table-cell>
        </table:table-row>
      </table:table>
      <text:p text:style-name="Standard"/>
      <text:h text:style-name="Heading_20_1" text:outline-level="1">Semantic Decoding and Ambiguity</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soft-page-break/><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5">inform(type=restaurant)&amp;inform(food="Chinese")<text:tab/></text:p>
      <text:p text:style-name="P5">'I want an Chinese restaurant'</text:p>
      <text:p text:style-name="P5"/>
      <text:p text:style-name="P5">inform(food="Chinese")<text:tab/><text:tab/><text:tab/></text:p>
      <text:p text:style-name="P5">'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h text:style-name="Heading_20_1" text:outline-level="1">Comments</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6" text:outline-level="1">Apendix A: UFAL Dialogue acts</text:h>
      <text:p text:style-name="P7"/>
      <table:table table:name="DialogueActs" table:style-name="DialogueActs">
        <table:table-column table:style-name="DialogueActs.A" table:number-columns-repeated="2"/>
        <table:table-header-rows>
          <table:table-row>
            <table:table-cell table:style-name="DialogueActs.A1" office:value-type="string">
              <text:p text:style-name="P9">Act</text:p>
            </table:table-cell>
            <table:table-cell table:style-name="DialogueActs.B1" office:value-type="string">
              <text:p text:style-name="P9">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bye()</text:p>
          </table:table-cell>
          <table:table-cell table:style-name="DialogueActs.B2" office:value-type="string">
            <text:p text:style-name="Table_20_Contents">end of dialogue</text:p>
          </table:table-cell>
        </table:table-row>
        <table:table-row>
          <table:table-cell table:style-name="DialogueActs.A2" office:value-type="string">
            <text:p text:style-name="P10">confirm(x=y)</text:p>
          </table:table-cell>
          <table:table-cell table:style-name="DialogueActs.B2" office:value-type="string">
            <text:p text:style-name="P10">confirm that x equals to y</text:p>
          </table:table-cell>
        </table:table-row>
        <table:table-row>
          <table:table-cell table:style-name="DialogueActs.A2" office:value-type="string">
            <text:p text:style-name="P10">deny(x=y)</text:p>
          </table:table-cell>
          <table:table-cell table:style-name="DialogueActs.B2" office:value-type="string">
            <text:p text:style-name="P10">denies some information, equivalent to inform(x != y)</text:p>
          </table:table-cell>
        </table:table-row>
        <table:table-row>
          <table:table-cell table:style-name="DialogueActs.A2" office:value-type="string">
            <text:p text:style-name="P8">hangup()</text:p>
          </table:table-cell>
          <table:table-cell table:style-name="DialogueActs.B2" office:value-type="string">
            <text:p text:style-name="P8">end of call because someone hungup</text:p>
          </table:table-cell>
        </table:table-row>
        <table:table-row>
          <table:table-cell table:style-name="DialogueActs.A2" office:value-type="string">
            <text:p text:style-name="P8">hello()</text:p>
          </table:table-cell>
          <table:table-cell table:style-name="DialogueActs.B2" office:value-type="string">
            <text:p text:style-name="P8">start of dialogue</text:p>
          </table:table-cell>
        </table:table-row>
        <table:table-row>
          <table:table-cell table:style-name="DialogueActs.A2" office:value-type="string">
            <text:p text:style-name="P8">help()</text:p>
          </table:table-cell>
          <table:table-cell table:style-name="DialogueActs.B2" office:value-type="string">
            <text:p text:style-name="P8">provide context sensitive help</text:p>
          </table:table-cell>
        </table:table-row>
        <table:table-row>
          <table:table-cell table:style-name="DialogueActs.A2" office:value-type="string">
            <text:p text:style-name="P8">inform(x=y)</text:p>
          </table:table-cell>
          <table:table-cell table:style-name="DialogueActs.B2" office:value-type="string">
            <text:p text:style-name="P8">inform x equals to y</text:p>
          </table:table-cell>
        </table:table-row>
        <table:table-row>
          <table:table-cell table:style-name="DialogueActs.A2" office:value-type="string">
            <text:p text:style-name="P8">negate()</text:p>
          </table:table-cell>
          <table:table-cell table:style-name="DialogueActs.B2" office:value-type="string">
            <text:p text:style-name="P8">negation - simple “No”</text:p>
          </table:table-cell>
        </table:table-row>
        <table:table-row>
          <table:table-cell table:style-name="DialogueActs.A2" office:value-type="string">
            <text:p text:style-name="P8">null()</text:p>
          </table:table-cell>
          <table:table-cell table:style-name="DialogueActs.B2" office:value-type="string">
            <text:p text:style-name="P10">silence, empty sentence, something that is not possible to interpret, does nothing</text:p>
          </table:table-cell>
        </table:table-row>
        <table:table-row>
          <table:table-cell table:style-name="DialogueActs.A2" office:value-type="string">
            <text:p text:style-name="P8">repeat()</text:p>
          </table:table-cell>
          <table:table-cell table:style-name="DialogueActs.B2" office:value-type="string">
            <text:p text:style-name="P10">repeat the last utterance</text:p>
          </table:table-cell>
        </table:table-row>
        <table:table-row>
          <table:table-cell table:style-name="DialogueActs.A2" office:value-type="string">
            <text:p text:style-name="P8">reqalts()</text:p>
          </table:table-cell>
          <table:table-cell table:style-name="DialogueActs.B2" office:value-type="string">
            <text:p text:style-name="P10">request for alternative options</text:p>
          </table:table-cell>
        </table:table-row>
        <table:table-row>
          <table:table-cell table:style-name="DialogueActs.A2" office:value-type="string">
            <text:p text:style-name="P8">reqmore()</text:p>
          </table:table-cell>
          <table:table-cell table:style-name="DialogueActs.B2" office:value-type="string">
            <text:p text:style-name="P10">request for more details bout the current option</text:p>
          </table:table-cell>
        </table:table-row>
        <table:table-row>
          <table:table-cell table:style-name="DialogueActs.A2" office:value-type="string">
            <text:p text:style-name="P8">request(x)</text:p>
          </table:table-cell>
          <table:table-cell table:style-name="DialogueActs.B2" office:value-type="string">
            <text:p text:style-name="P10">request for information about x</text:p>
          </table:table-cell>
        </table:table-row>
        <table:table-row>
          <table:table-cell table:style-name="DialogueActs.A2" office:value-type="string">
            <text:p text:style-name="P8">restart()</text:p>
          </table:table-cell>
          <table:table-cell table:style-name="DialogueActs.B2" office:value-type="string">
            <text:p text:style-name="P10">restart the dialogue, forget all provided info</text:p>
          </table:table-cell>
        </table:table-row>
        <table:table-row>
          <table:table-cell table:style-name="DialogueActs.A2" office:value-type="string">
            <text:p text:style-name="P8">select(x=y, x=z)</text:p>
          </table:table-cell>
          <table:table-cell table:style-name="DialogueActs.B2" office:value-type="string">
            <text:p text:style-name="P10">select between two values of the same slot</text:p>
          </table:table-cell>
        </table:table-row>
        <table:table-row>
          <table:table-cell table:style-name="DialogueActs.A2" office:value-type="string">
            <text:p text:style-name="P8">thankyou()</text:p>
          </table:table-cell>
          <table:table-cell table:style-name="DialogueActs.B2" office:value-type="string">
            <text:p text:style-name="P10">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09T12:01:46</dc:date>
    <dc:creator>jurcicek </dc:creator>
    <meta:editing-duration>PT4H13M30S</meta:editing-duration>
    <meta:editing-cycles>78</meta:editing-cycles>
    <meta:generator>LibreOffice/3.5$Linux_X86_64 LibreOffice_project/7e68ba2-a744ebf-1f241b7-c506db1-7d53735</meta:generator>
    <meta:document-statistic meta:table-count="2" meta:image-count="0" meta:object-count="0" meta:page-count="6" meta:paragraph-count="178" meta:word-count="1391" meta:character-count="9049" meta:non-whitespace-character-count="7467"/>
  </office:meta>
</office:document-meta>
</file>